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chwarz</text:p>
          </table:table-cell>
          <table:table-cell office:value-type="string">
            <text:p>Silber</text:p>
          </table:table-cell>
          <table:table-cell office:value-type="string">
            <text:p>schwarz</text:p>
          </table:table-cell>
          <table:table-cell/>
          <table:table-cell office:value-type="string">
            <text:p>Silber u2</text:p>
          </table:table-cell>
          <table:table-cell office:value-type="string">
            <text:p>Schwarz u1</text:p>
          </table:table-cell>
          <table:table-cell office:value-type="string">
            <text:p>Silber</text:p>
          </table:table-cell>
          <table:table-cell office:value-type="string">
            <text:p>Schwarz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T^4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T_gemessen</text:p>
          </table:table-cell>
          <table:table-cell office:value-type="string">
            <text:p>P_ideal</text:p>
          </table:table-cell>
          <table:table-cell table:number-columns-repeated="2" office:value-type="string">
            <text:p>P_gemessen</text:p>
          </table:table-cell>
          <table:table-cell table:number-columns-repeated="2" office:value-type="string">
            <text:p>epsilo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6]^4" office:value-type="float" office:value="6250000">
            <text:p>6250000</text:p>
          </table:table-cell>
          <table:table-cell office:value-type="float" office:value="2.602">
            <text:p>2,602</text:p>
          </table:table-cell>
          <table:table-cell office:value-type="float" office:value="0.2217">
            <text:p>0,2217</text:p>
          </table:table-cell>
          <table:table-cell office:value-type="float" office:value="322.786">
            <text:p>322,786</text:p>
          </table:table-cell>
          <table:table-cell table:formula="of:=[.$B$25]*(0.035/2)^2*(0.023/2)^2/(0.108)^2*5.67*10^(-8)*([.E6]^4-287.51^4)" office:value-type="float" office:value="0.00248815064240731">
            <text:p>0,0024881506</text:p>
          </table:table-cell>
          <table:table-cell table:formula="of:=[.D6]* 10^(-4)/0.16" office:value-type="float" office:value="0.0001385625">
            <text:p>0,0001385625</text:p>
          </table:table-cell>
          <table:table-cell table:formula="of:=[.C6]*10^(-4)/0.16" office:value-type="float" office:value="0.00162625">
            <text:p>0,00162625</text:p>
          </table:table-cell>
          <table:table-cell table:formula="of:=[.G6]/[.F6]" office:value-type="float" office:value="0.0556889513192576">
            <text:p>0,0556889513</text:p>
          </table:table-cell>
          <table:table-cell table:formula="of:=[.H6]/[.F6]" office:value-type="float" office:value="0.653597886029356">
            <text:p>0,653597886</text:p>
          </table:table-cell>
        </table:table-row>
        <table:table-row table:style-name="ro1">
          <table:table-cell table:formula="of:=[.A6]+5" office:value-type="float" office:value="55">
            <text:p>55</text:p>
          </table:table-cell>
          <table:table-cell table:formula="of:=[.A7]^4" office:value-type="float" office:value="9150625">
            <text:p>9150625</text:p>
          </table:table-cell>
          <table:table-cell office:value-type="float" office:value="3.0905">
            <text:p>3,0905</text:p>
          </table:table-cell>
          <table:table-cell office:value-type="float" office:value="0.2573">
            <text:p>0,2573</text:p>
          </table:table-cell>
          <table:table-cell office:value-type="float" office:value="325.95">
            <text:p>325,95</text:p>
          </table:table-cell>
          <table:table-cell table:formula="of:=[.$B$25]*(0.035/2)^2*(0.023/2)^2/(0.108)^2*5.67*10^(-8)*([.E7]^4-287.51^4)" office:value-type="float" office:value="0.00275531468374023">
            <text:p>0,0027553147</text:p>
          </table:table-cell>
          <table:table-cell table:formula="of:=[.D7]* 10^(-4)/0.16" office:value-type="float" office:value="0.0001608125">
            <text:p>0,0001608125</text:p>
          </table:table-cell>
          <table:table-cell table:formula="of:=[.C7]*10^(-4)/0.16" office:value-type="float" office:value="0.0019315625">
            <text:p>0,0019315625</text:p>
          </table:table-cell>
          <table:table-cell table:formula="of:=[.G7]/[.F7]" office:value-type="float" office:value="0.0583644768232801">
            <text:p>0,0583644768</text:p>
          </table:table-cell>
          <table:table-cell table:formula="of:=[.H7]/[.F7]" office:value-type="float" office:value="0.701031541478224">
            <text:p>0,7010315415</text:p>
          </table:table-cell>
        </table:table-row>
        <table:table-row table:style-name="ro1">
          <table:table-cell table:formula="of:=[.A7]+5" office:value-type="float" office:value="60">
            <text:p>60</text:p>
          </table:table-cell>
          <table:table-cell table:formula="of:=[.A8]^4" office:value-type="float" office:value="12960000">
            <text:p>12960000</text:p>
          </table:table-cell>
          <table:table-cell office:value-type="float" office:value="3.8347">
            <text:p>3,8347</text:p>
          </table:table-cell>
          <table:table-cell office:value-type="float" office:value="0.291">
            <text:p>0,291</text:p>
          </table:table-cell>
          <table:table-cell office:value-type="float" office:value="332.132">
            <text:p>332,132</text:p>
          </table:table-cell>
          <table:table-cell table:formula="of:=[.$B$25]*(0.035/2)^2*(0.023/2)^2/(0.108)^2*5.67*10^(-8)*([.E8]^4-287.51^4)" office:value-type="float" office:value="0.00330023696140616">
            <text:p>0,003300237</text:p>
          </table:table-cell>
          <table:table-cell table:formula="of:=[.D8]* 10^(-4)/0.16" office:value-type="float" office:value="0.000181875">
            <text:p>0,000181875</text:p>
          </table:table-cell>
          <table:table-cell table:formula="of:=[.C8]*10^(-4)/0.16" office:value-type="float" office:value="0.0023966875">
            <text:p>0,0023966875</text:p>
          </table:table-cell>
          <table:table-cell table:formula="of:=[.G8]/[.F8]" office:value-type="float" office:value="0.0551096791311939">
            <text:p>0,0551096791</text:p>
          </table:table-cell>
          <table:table-cell table:formula="of:=[.H8]/[.F8]" office:value-type="float" office:value="0.726216792317489">
            <text:p>0,7262167923</text:p>
          </table:table-cell>
        </table:table-row>
        <table:table-row table:style-name="ro1">
          <table:table-cell table:formula="of:=[.A8]+5" office:value-type="float" office:value="65">
            <text:p>65</text:p>
          </table:table-cell>
          <table:table-cell table:formula="of:=[.A9]^4" office:value-type="float" office:value="17850625">
            <text:p>17850625</text:p>
          </table:table-cell>
          <table:table-cell office:value-type="float" office:value="4.377">
            <text:p>4,377</text:p>
          </table:table-cell>
          <table:table-cell office:value-type="float" office:value="0.2746">
            <text:p>0,2746</text:p>
          </table:table-cell>
          <table:table-cell office:value-type="float" office:value="336.836">
            <text:p>336,836</text:p>
          </table:table-cell>
          <table:table-cell table:formula="of:=[.$B$25]*(0.035/2)^2*(0.023/2)^2/(0.108)^2*5.67*10^(-8)*([.E9]^4-287.51^4)" office:value-type="float" office:value="0.00373578094689714">
            <text:p>0,0037357809</text:p>
          </table:table-cell>
          <table:table-cell table:formula="of:=[.D9]* 10^(-4)/0.16" office:value-type="float" office:value="0.000171625">
            <text:p>0,000171625</text:p>
          </table:table-cell>
          <table:table-cell table:formula="of:=[.C9]*10^(-4)/0.16" office:value-type="float" office:value="0.002735625">
            <text:p>0,002735625</text:p>
          </table:table-cell>
          <table:table-cell table:formula="of:=[.G9]/[.F9]" office:value-type="float" office:value="0.0459408628181339">
            <text:p>0,0459408628</text:p>
          </table:table-cell>
          <table:table-cell table:formula="of:=[.H9]/[.F9]" office:value-type="float" office:value="0.732276607993343">
            <text:p>0,732276608</text:p>
          </table:table-cell>
        </table:table-row>
        <table:table-row table:style-name="ro1">
          <table:table-cell table:formula="of:=[.A9]+5" office:value-type="float" office:value="70">
            <text:p>70</text:p>
          </table:table-cell>
          <table:table-cell table:formula="of:=[.A10]^4" office:value-type="float" office:value="24010000">
            <text:p>24010000</text:p>
          </table:table-cell>
          <table:table-cell office:value-type="float" office:value="5.007">
            <text:p>5,007</text:p>
          </table:table-cell>
          <table:table-cell office:value-type="float" office:value="0.307">
            <text:p>0,307</text:p>
          </table:table-cell>
          <table:table-cell office:value-type="float" office:value="341.126">
            <text:p>341,126</text:p>
          </table:table-cell>
          <table:table-cell table:formula="of:=[.$B$25]*(0.035/2)^2*(0.023/2)^2/(0.108)^2*5.67*10^(-8)*([.E10]^4-287.51^4)" office:value-type="float" office:value="0.00414922613429128">
            <text:p>0,0041492261</text:p>
          </table:table-cell>
          <table:table-cell table:formula="of:=[.D10]* 10^(-4)/0.16" office:value-type="float" office:value="0.000191875">
            <text:p>0,000191875</text:p>
          </table:table-cell>
          <table:table-cell table:formula="of:=[.C10]*10^(-4)/0.16" office:value-type="float" office:value="0.003129375">
            <text:p>0,003129375</text:p>
          </table:table-cell>
          <table:table-cell table:formula="of:=[.G10]/[.F10]" office:value-type="float" office:value="0.0462435629656935">
            <text:p>0,046243563</text:p>
          </table:table-cell>
          <table:table-cell table:formula="of:=[.H10]/[.F10]" office:value-type="float" office:value="0.754206904785757">
            <text:p>0,7542069048</text:p>
          </table:table-cell>
        </table:table-row>
        <table:table-row table:style-name="ro1">
          <table:table-cell table:formula="of:=[.A10]+5" office:value-type="float" office:value="75">
            <text:p>75</text:p>
          </table:table-cell>
          <table:table-cell table:formula="of:=[.A11]^4" office:value-type="float" office:value="31640625">
            <text:p>31640625</text:p>
          </table:table-cell>
          <table:table-cell office:value-type="float" office:value="5.8478">
            <text:p>5,8478</text:p>
          </table:table-cell>
          <table:table-cell office:value-type="float" office:value="0.3474">
            <text:p>0,3474</text:p>
          </table:table-cell>
          <table:table-cell office:value-type="float" office:value="346.301">
            <text:p>346,301</text:p>
          </table:table-cell>
          <table:table-cell table:formula="of:=[.$B$25]*(0.035/2)^2*(0.023/2)^2/(0.108)^2*5.67*10^(-8)*([.E11]^4-287.51^4)" office:value-type="float" office:value="0.00466915260188098">
            <text:p>0,0046691526</text:p>
          </table:table-cell>
          <table:table-cell table:formula="of:=[.D11]* 10^(-4)/0.16" office:value-type="float" office:value="0.000217125">
            <text:p>0,000217125</text:p>
          </table:table-cell>
          <table:table-cell table:formula="of:=[.C11]*10^(-4)/0.16" office:value-type="float" office:value="0.003654875">
            <text:p>0,003654875</text:p>
          </table:table-cell>
          <table:table-cell table:formula="of:=[.G11]/[.F11]" office:value-type="float" office:value="0.0465020140726458">
            <text:p>0,0465020141</text:p>
          </table:table-cell>
          <table:table-cell table:formula="of:=[.H11]/[.F11]" office:value-type="float" office:value="0.782770517829644">
            <text:p>0,7827705178</text:p>
          </table:table-cell>
        </table:table-row>
        <table:table-row table:style-name="ro1">
          <table:table-cell table:formula="of:=[.A11]+5" office:value-type="float" office:value="80">
            <text:p>80</text:p>
          </table:table-cell>
          <table:table-cell table:formula="of:=[.A12]^4" office:value-type="float" office:value="40960000">
            <text:p>40960000</text:p>
          </table:table-cell>
          <table:table-cell office:value-type="float" office:value="6.533">
            <text:p>6,533</text:p>
          </table:table-cell>
          <table:table-cell office:value-type="float" office:value="0.3367">
            <text:p>0,3367</text:p>
          </table:table-cell>
          <table:table-cell office:value-type="float" office:value="350.773">
            <text:p>350,773</text:p>
          </table:table-cell>
          <table:table-cell table:formula="of:=[.$B$25]*(0.035/2)^2*(0.023/2)^2/(0.108)^2*5.67*10^(-8)*([.E12]^4-287.51^4)" office:value-type="float" office:value="0.00513762447924111">
            <text:p>0,0051376245</text:p>
          </table:table-cell>
          <table:table-cell table:formula="of:=[.D12]* 10^(-4)/0.16" office:value-type="float" office:value="0.0002104375">
            <text:p>0,0002104375</text:p>
          </table:table-cell>
          <table:table-cell table:formula="of:=[.C12]*10^(-4)/0.16" office:value-type="float" office:value="0.004083125">
            <text:p>0,004083125</text:p>
          </table:table-cell>
          <table:table-cell table:formula="of:=[.G12]/[.F12]" office:value-type="float" office:value="0.0409600781159242">
            <text:p>0,0409600781</text:p>
          </table:table-cell>
          <table:table-cell table:formula="of:=[.H12]/[.F12]" office:value-type="float" office:value="0.794749600033658">
            <text:p>0,7947496</text:p>
          </table:table-cell>
        </table:table-row>
        <table:table-row table:style-name="ro1">
          <table:table-cell table:formula="of:=[.A12]+5" office:value-type="float" office:value="85">
            <text:p>85</text:p>
          </table:table-cell>
          <table:table-cell table:formula="of:=[.A13]^4" office:value-type="float" office:value="52200625">
            <text:p>52200625</text:p>
          </table:table-cell>
          <table:table-cell office:value-type="float" office:value="7.4185">
            <text:p>7,4185</text:p>
          </table:table-cell>
          <table:table-cell office:value-type="float" office:value="0.4517">
            <text:p>0,4517</text:p>
          </table:table-cell>
          <table:table-cell office:value-type="float" office:value="355.802">
            <text:p>355,802</text:p>
          </table:table-cell>
          <table:table-cell table:formula="of:=[.$B$25]*(0.035/2)^2*(0.023/2)^2/(0.108)^2*5.67*10^(-8)*([.E13]^4-287.51^4)" office:value-type="float" office:value="0.00568628743661546">
            <text:p>0,0056862874</text:p>
          </table:table-cell>
          <table:table-cell table:formula="of:=[.D13]* 10^(-4)/0.16" office:value-type="float" office:value="0.0002823125">
            <text:p>0,0002823125</text:p>
          </table:table-cell>
          <table:table-cell table:formula="of:=[.C13]*10^(-4)/0.16" office:value-type="float" office:value="0.0046365625">
            <text:p>0,0046365625</text:p>
          </table:table-cell>
          <table:table-cell table:formula="of:=[.G13]/[.F13]" office:value-type="float" office:value="0.0496479474783701">
            <text:p>0,0496479475</text:p>
          </table:table-cell>
          <table:table-cell table:formula="of:=[.H13]/[.F13]" office:value-type="float" office:value="0.815393620474404">
            <text:p>0,8153936205</text:p>
          </table:table-cell>
        </table:table-row>
        <table:table-row table:style-name="ro1">
          <table:table-cell table:formula="of:=[.A13]+5" office:value-type="float" office:value="90">
            <text:p>90</text:p>
          </table:table-cell>
          <table:table-cell table:formula="of:=[.A14]^4" office:value-type="float" office:value="65610000">
            <text:p>65610000</text:p>
          </table:table-cell>
          <table:table-cell office:value-type="float" office:value="8.321">
            <text:p>8,321</text:p>
          </table:table-cell>
          <table:table-cell office:value-type="float" office:value="0.4841">
            <text:p>0,4841</text:p>
          </table:table-cell>
          <table:table-cell office:value-type="float" office:value="360.827">
            <text:p>360,827</text:p>
          </table:table-cell>
          <table:table-cell table:formula="of:=[.$B$25]*(0.035/2)^2*(0.023/2)^2/(0.108)^2*5.67*10^(-8)*([.E14]^4-287.51^4)" office:value-type="float" office:value="0.00625825020387336">
            <text:p>0,0062582502</text:p>
          </table:table-cell>
          <table:table-cell table:formula="of:=[.D14]* 10^(-4)/0.16" office:value-type="float" office:value="0.0003025625">
            <text:p>0,0003025625</text:p>
          </table:table-cell>
          <table:table-cell table:formula="of:=[.C14]*10^(-4)/0.16" office:value-type="float" office:value="0.005200625">
            <text:p>0,005200625</text:p>
          </table:table-cell>
          <table:table-cell table:formula="of:=[.G14]/[.F14]" office:value-type="float" office:value="0.0483461814634286">
            <text:p>0,0483461815</text:p>
          </table:table-cell>
          <table:table-cell table:formula="of:=[.H14]/[.F14]" office:value-type="float" office:value="0.831003048868393">
            <text:p>0,8310030489</text:p>
          </table:table-cell>
        </table:table-row>
        <table:table-row table:style-name="ro1">
          <table:table-cell table:formula="of:=[.A14]+5" office:value-type="float" office:value="95">
            <text:p>95</text:p>
          </table:table-cell>
          <table:table-cell table:formula="of:=[.A15]^4" office:value-type="float" office:value="81450625">
            <text:p>81450625</text:p>
          </table:table-cell>
          <table:table-cell/>
          <table:table-cell office:value-type="float" office:value="0.536">
            <text:p>0,536</text:p>
          </table:table-cell>
          <table:table-cell office:value-type="float" office:value="366.116">
            <text:p>366,116</text:p>
          </table:table-cell>
          <table:table-cell table:formula="of:=[.$B$25]*(0.035/2)^2*(0.023/2)^2/(0.108)^2*5.67*10^(-8)*([.E15]^4-287.51^4)" office:value-type="float" office:value="0.00688663379488433">
            <text:p>0,0068866338</text:p>
          </table:table-cell>
          <table:table-cell table:formula="of:=[.D15]* 10^(-4)/0.16" office:value-type="float" office:value="0.000335">
            <text:p>0,000335</text:p>
          </table:table-cell>
          <table:table-cell table:formula="of:=[.C15]*10^(-4)/0.16" office:value-type="float" office:value="0">
            <text:p>0</text:p>
          </table:table-cell>
          <table:table-cell table:formula="of:=[.G15]/[.F15]" office:value-type="float" office:value="0.0486449562990923">
            <text:p>0,0486449563</text:p>
          </table:table-cell>
          <table:table-cell table:formula="of:=[.H15]/[.F15]"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formula="of:=AVERAGE([.I6:.I15])" office:value-type="float" office:value="0.049544871048702">
            <text:p>0,049544871</text:p>
          </table:table-cell>
          <table:table-cell table:formula="of:=AVERAGE([.J6:.J14])" office:value-type="float" office:value="0.754582946645585">
            <text:p>0,754582946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>
            <draw:frame table:end-cell-address="Tabelle1.N46" table:end-x="2.202cm" table:end-y="0.345cm" draw:z-index="0" draw:style-name="gr1" draw:text-style-name="P1" svg:width="17.546cm" svg:height="12.065cm" svg:x="0.463cm" svg:y="0.023cm">
              <draw:object draw:notify-on-update-of-ranges="Tabelle1.B6:Tabelle1.B15 Tabelle1.C6:Tabelle1.C15 Tabelle1.B6:Tabelle1.B16 Tabelle1.D6:Tabelle1.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pi</text:p>
          </table:table-cell>
          <table:table-cell office:value-type="string">
            <text:p>t0</text:p>
          </table:table-cell>
          <table:table-cell table:number-columns-repeated="7"/>
        </table:table-row>
        <table:table-row table:style-name="ro1">
          <table:table-cell/>
          <table:table-cell table:formula="of:=PI()" office:value-type="float" office:value="3.14159265358979">
            <text:p>3,1415926536</text:p>
          </table:table-cell>
          <table:table-cell table:formula="of:=297.51" office:value-type="float" office:value="297.51">
            <text:p>297,51</text:p>
          </table:table-cell>
          <table:table-cell table:formula="of:=(0.035/2)^2" office:value-type="float" office:value="0.00030625">
            <text:p>0,000306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5]^4" office:value-type="float" office:value="7834409566.54244">
            <text:p>7834409566,54244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11.09.2017</text:date>, <text:time>20:11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ktikum </meta:initial-creator>
    <meta:creation-date>2017-09-11T17:54:07.63</meta:creation-date>
    <dc:date>2017-09-11T20:11:36.53</dc:date>
    <dc:creator>Praktikum </dc:creator>
    <meta:editing-duration>PT1H47M6S</meta:editing-duration>
    <meta:editing-cycles>4</meta:editing-cycles>
    <meta:generator>OpenOffice/4.1.1$Win32 OpenOffice.org_project/411m6$Build-9775</meta:generator>
    <meta:document-statistic meta:table-count="3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text-properties fo: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47cm" svg:height="12.066cm" xlink:href=".." xlink:type="simple" chart:class="chart:scatter" chart:style-name="ch1">
        <chart:legend chart:legend-position="end" svg:x="13.637cm" svg:y="4.935cm" style:legend-expansion="high" chart:style-name="ch2"/>
        <chart:plot-area chart:style-name="ch3" table:cell-range-address="Tabelle1.B6:Tabelle1.C15 Tabelle1.D6:Tabelle1.D16" svg:x="0.792cm" svg:y="1.631cm" svg:width="11.588cm" svg:height="9.812cm">
          <chartooo:coordinate-region svg:x="1.228cm" svg:y="1.843cm" svg:width="10.317cm" svg:height="8.9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6:Tabelle1.C15" chart:class="chart:scatter">
            <chart:domain table:cell-range-address="Tabelle1.B6:Tabelle1.B15"/>
            <chart:regression-curve chart:style-name="ch7">
              <chart:equation svg:x="7.83cm" svg:y="0.542cm"/>
            </chart:regression-curve>
            <chart:data-point chart:repeated="10"/>
          </chart:series>
          <chart:series chart:style-name="ch8" chart:values-cell-range-address="Tabelle1.D6:Tabelle1.D16" chart:class="chart:scatter">
            <chart:domain table:cell-range-address="Tabelle1.B6:Tabelle1.B16"/>
            <chart:regression-curve chart:style-name="ch9">
              <chart:equation svg:x="8.003cm" svg:y="1.578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50000">
                <text:p>6250000</text:p>
                <draw:g>
                  <svg:desc>Tabelle1.B6:Tabelle1.B15</svg:desc>
                </draw:g>
              </table:table-cell>
              <table:table-cell office:value-type="float" office:value="2.602">
                <text:p>2.602</text:p>
                <draw:g>
                  <svg:desc>Tabelle1.C6:Tabelle1.C15</svg:desc>
                </draw:g>
              </table:table-cell>
              <table:table-cell office:value-type="float" office:value="6250000">
                <text:p>6250000</text:p>
                <draw:g>
                  <svg:desc>Tabelle1.B6:Tabelle1.B16</svg:desc>
                </draw:g>
              </table:table-cell>
              <table:table-cell office:value-type="float" office:value="0.2217">
                <text:p>0.2217</text:p>
                <draw:g>
                  <svg:desc>Tabelle1.D6:Tabelle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50625">
                <text:p>9150625</text:p>
              </table:table-cell>
              <table:table-cell office:value-type="float" office:value="3.0905">
                <text:p>3.0905</text:p>
              </table:table-cell>
              <table:table-cell office:value-type="float" office:value="9150625">
                <text:p>9150625</text:p>
              </table:table-cell>
              <table:table-cell office:value-type="float" office:value="0.2573">
                <text:p>0.2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60000">
                <text:p>12960000</text:p>
              </table:table-cell>
              <table:table-cell office:value-type="float" office:value="3.8347">
                <text:p>3.8347</text:p>
              </table:table-cell>
              <table:table-cell office:value-type="float" office:value="12960000">
                <text:p>12960000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50625">
                <text:p>17850625</text:p>
              </table:table-cell>
              <table:table-cell office:value-type="float" office:value="4.377">
                <text:p>4.377</text:p>
              </table:table-cell>
              <table:table-cell office:value-type="float" office:value="17850625">
                <text:p>17850625</text:p>
              </table:table-cell>
              <table:table-cell office:value-type="float" office:value="0.2746">
                <text:p>0.2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10000">
                <text:p>24010000</text:p>
              </table:table-cell>
              <table:table-cell office:value-type="float" office:value="5.007">
                <text:p>5.007</text:p>
              </table:table-cell>
              <table:table-cell office:value-type="float" office:value="24010000">
                <text:p>24010000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40625">
                <text:p>31640625</text:p>
              </table:table-cell>
              <table:table-cell office:value-type="float" office:value="5.8478">
                <text:p>5.8478</text:p>
              </table:table-cell>
              <table:table-cell office:value-type="float" office:value="31640625">
                <text:p>31640625</text:p>
              </table:table-cell>
              <table:table-cell office:value-type="float" office:value="0.3474">
                <text:p>0.3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60000">
                <text:p>40960000</text:p>
              </table:table-cell>
              <table:table-cell office:value-type="float" office:value="6.533">
                <text:p>6.533</text:p>
              </table:table-cell>
              <table:table-cell office:value-type="float" office:value="40960000">
                <text:p>40960000</text:p>
              </table:table-cell>
              <table:table-cell office:value-type="float" office:value="0.3367">
                <text:p>0.3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200625">
                <text:p>52200625</text:p>
              </table:table-cell>
              <table:table-cell office:value-type="float" office:value="7.4185">
                <text:p>7.4185</text:p>
              </table:table-cell>
              <table:table-cell office:value-type="float" office:value="52200625">
                <text:p>52200625</text:p>
              </table:table-cell>
              <table:table-cell office:value-type="float" office:value="0.4517">
                <text:p>0.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610000">
                <text:p>65610000</text:p>
              </table:table-cell>
              <table:table-cell office:value-type="float" office:value="8.321">
                <text:p>8.321</text:p>
              </table:table-cell>
              <table:table-cell office:value-type="float" office:value="65610000">
                <text:p>65610000</text:p>
              </table:table-cell>
              <table:table-cell office:value-type="float" office:value="0.4841">
                <text:p>0.4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450625">
                <text:p>81450625</text:p>
              </table:table-cell>
              <table:table-cell office:value-type="float" office:value="NaN">
                <text:p>NaN</text:p>
              </table:table-cell>
              <table:table-cell office:value-type="float" office:value="81450625">
                <text:p>81450625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